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>
      <style:text-properties officeooo:paragraph-rsid="00159b6a"/>
    </style:style>
    <style:style style:name="P3" style:family="paragraph" style:parent-style-name="Preformatted_20_Text" style:list-style-name="L1">
      <style:paragraph-properties fo:margin-top="0in" fo:margin-bottom="0.1965in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📘 </text:span><text:span text:style-name="Strong_20_Emphasis"><text:span text:style-name="T1">DAY 20 – MODULE SYSTEMS &amp; TOOLING </text:span></text:span></text:p>
      <text:h text:style-name="Heading_20_3" text:outline-level="3"><text:span text:style-name="Strong_20_Emphasis"/></text:h>
      <text:p text:style-name="Horizontal_20_Line"/>
      <text:h text:style-name="Heading_20_1" text:outline-level="1"><text:span text:style-name="Strong_20_Emphasis">1. Browser Modules (ESM — ECMAScript Modules)</text:span></text:h>
      <text:h text:style-name="Heading_20_3" text:outline-level="3"><text:span text:style-name="Strong_20_Emphasis">Definition</text:span></text:h>
      <text:p text:style-name="Text_20_body">Browser Modules are JavaScript modules supported natively by modern browsers. They allow developers to split code into separate files and use <text:span text:style-name="Source_20_Text">import</text:span> and <text:span text:style-name="Source_20_Text">export</text:span> to share functionality between them.</text:p>
      <text:h text:style-name="Heading_20_3" text:outline-level="3"><text:span text:style-name="Strong_20_Emphasis">Key Points</text:span></text:h>
      <text:list xml:id="list777110961" text:style-name="L1">
        <text:list-item>
          <text:p text:style-name="P4">Enabled in HTML using:</text:p>
          <text:p text:style-name="P3"><text:span text:style-name="Source_20_Text">&lt;script type="module" src="main.js"&gt;&lt;/script&gt;</text:span></text:p>
        </text:list-item>
        <text:list-item>
          <text:p text:style-name="P4">Each module has its own scope (no global pollution).</text:p>
        </text:list-item>
        <text:list-item>
          <text:p text:style-name="P4">Modules load asynchronously → better performance.</text:p>
        </text:list-item>
        <text:list-item>
          <text:p text:style-name="P4">Clean, structured, maintainable code.</text:p>
        </text:list-item>
      </text:list>
      <text:h text:style-name="Heading_20_3" text:outline-level="3"><text:span text:style-name="Strong_20_Emphasis">Example</text:span></text:h>
      <text:p text:style-name="Text_20_body"><text:span text:style-name="Strong_20_Emphasis">utils.js</text:span></text:p>
      <text:p text:style-name="Preformatted_20_Text"><text:span text:style-name="Source_20_Text">export function add(a, b) {</text:span></text:p>
      <text:p text:style-name="Preformatted_20_Text"><text:span text:style-name="Source_20_Text"><text:s text:c="4"/>return a + b;</text:span></text:p>
      <text:p text:style-name="P1"><text:span text:style-name="Source_20_Text">}</text:span></text:p>
      <text:p text:style-name="Text_20_body"><text:span text:style-name="Strong_20_Emphasis">main.js</text:span></text:p>
      <text:p text:style-name="Preformatted_20_Text"><text:span text:style-name="Source_20_Text">import { add } from './utils.js';</text:span></text:p>
      <text:p text:style-name="P1"><text:span text:style-name="Source_20_Text">console.log(add(10, 20));</text:span></text:p>
      <text:p text:style-name="Horizontal_20_Line"/>
      <text:h text:style-name="Heading_20_1" text:outline-level="1"><text:span text:style-name="Strong_20_Emphasis">2. Node.js Modules</text:span></text:h>
      <text:p text:style-name="Text_20_body">Node.js supports <text:span text:style-name="Strong_20_Emphasis">two types</text:span> of module systems:</text:p>
      <text:h text:style-name="Heading_20_2" text:outline-level="2"><text:soft-page-break/><text:span text:style-name="Strong_20_Emphasis">A. CommonJS (CJS) — Older System</text:span></text:h>
      <text:h text:style-name="Heading_20_3" text:outline-level="3"><text:span text:style-name="Strong_20_Emphasis">Definition</text:span></text:h>
      <text:p text:style-name="Text_20_body">CommonJS is Node.js’s traditional module system that uses <text:span text:style-name="Source_20_Text">require()</text:span> to import and <text:span text:style-name="Source_20_Text">module.exports</text:span> to export code.</text:p>
      <text:h text:style-name="Heading_20_3" text:outline-level="3"><text:span text:style-name="Strong_20_Emphasis">Example</text:span></text:h>
      <text:p text:style-name="Text_20_body"><text:span text:style-name="Strong_20_Emphasis">greet.js</text:span></text:p>
      <text:p text:style-name="Preformatted_20_Text"><text:span text:style-name="Source_20_Text">module.exports = function() {</text:span></text:p>
      <text:p text:style-name="Preformatted_20_Text"><text:span text:style-name="Source_20_Text"><text:s text:c="4"/>console.log("Hello from CommonJS!");</text:span></text:p>
      <text:p text:style-name="P1"><text:span text:style-name="Source_20_Text">};</text:span></text:p>
      <text:p text:style-name="Text_20_body"><text:span text:style-name="Strong_20_Emphasis">app.js</text:span></text:p>
      <text:p text:style-name="Preformatted_20_Text"><text:span text:style-name="Source_20_Text">const greet = require('./greet.js');</text:span></text:p>
      <text:p text:style-name="P1"><text:span text:style-name="Source_20_Text">greet();</text:span></text:p>
      <text:h text:style-name="Heading_20_3" text:outline-level="3"><text:span text:style-name="Strong_20_Emphasis">Characteristics</text:span></text:h>
      <text:list xml:id="list3318185873" text:style-name="L2">
        <text:list-item>
          <text:p text:style-name="P5">Synchronous loading</text:p>
        </text:list-item>
        <text:list-item>
          <text:p text:style-name="P5">Widely used in older Node projects</text:p>
        </text:list-item>
        <text:list-item>
          <text:p text:style-name="P5">Still supported for compatibility</text:p>
        </text:list-item>
      </text:list>
      <text:p text:style-name="Horizontal_20_Line"/>
      <text:h text:style-name="Heading_20_2" text:outline-level="2"><text:span text:style-name="Strong_20_Emphasis">B. ES Modules (ESM) — Modern System</text:span></text:h>
      <text:h text:style-name="Heading_20_3" text:outline-level="3"><text:span text:style-name="Strong_20_Emphasis">Definition</text:span></text:h>
      <text:p text:style-name="Text_20_body">ES Modules bring the browser’s modern module system to Node.js using <text:span text:style-name="Source_20_Text">import</text:span> and <text:span text:style-name="Source_20_Text">export</text:span>.</text:p>
      <text:h text:style-name="Heading_20_3" text:outline-level="3"><text:span text:style-name="Strong_20_Emphasis">How to Enable ESM in Node</text:span></text:h>
      <text:p text:style-name="Text_20_body"><text:span text:style-name="Strong_20_Emphasis">Option 1:</text:span> Add this in <text:span text:style-name="Emphasis">package.json</text:span>:</text:p>
      <text:p text:style-name="Preformatted_20_Text"><text:span text:style-name="Source_20_Text">{</text:span></text:p>
      <text:p text:style-name="Preformatted_20_Text"><text:span text:style-name="Source_20_Text"><text:s text:c="2"/>"type": "module"</text:span></text:p>
      <text:p text:style-name="P1"><text:span text:style-name="Source_20_Text">}</text:span></text:p>
      <text:p text:style-name="Text_20_body"><text:span text:style-name="Strong_20_Emphasis">Option 2:</text:span> Use <text:span text:style-name="Source_20_Text">.mjs</text:span> extension.</text:p>
      <text:h text:style-name="Heading_20_3" text:outline-level="3"><text:span text:style-name="Strong_20_Emphasis">Example</text:span></text:h>
      <text:p text:style-name="Preformatted_20_Text"><text:span text:style-name="Source_20_Text">export function sayHello() {</text:span></text:p>
      <text:p text:style-name="Preformatted_20_Text"><text:span text:style-name="Source_20_Text"><text:s text:c="4"/>console.log("Hello from ESM!");</text:span></text:p>
      <text:p text:style-name="P1"><text:span text:style-name="Source_20_Text">}</text:span></text:p>
      <text:p text:style-name="Preformatted_20_Text"><text:span text:style-name="Source_20_Text">import { sayHello } from './file.js';</text:span></text:p>
      <text:p text:style-name="P1"><text:soft-page-break/><text:span text:style-name="Source_20_Text">sayHello();</text:span></text:p>
      <text:h text:style-name="Heading_20_3" text:outline-level="3"><text:span text:style-name="Strong_20_Emphasis">Characteristics</text:span></text:h>
      <text:list xml:id="list3099287748" text:style-name="L3">
        <text:list-item>
          <text:p text:style-name="P6">Clean, modern syntax</text:p>
        </text:list-item>
        <text:list-item>
          <text:p text:style-name="P6">Asynchronous loading</text:p>
        </text:list-item>
        <text:list-item>
          <text:p text:style-name="P6">Becoming the standard for all new Node.js projects</text:p>
        </text:list-item>
      </text:list>
      <text:p text:style-name="Horizontal_20_Line"/>
      <text:h text:style-name="Heading_20_1" text:outline-level="1"><text:span text:style-name="Strong_20_Emphasis">3. Bundlers</text:span></text:h>
      <text:h text:style-name="Heading_20_3" text:outline-level="3"><text:span text:style-name="Strong_20_Emphasis">Definition</text:span></text:h>
      <text:p text:style-name="Text_20_body">A bundler is a tool that collects all project files (JavaScript, CSS, images, modules) and bundles them into optimized files that browsers can load quickly.</text:p>
      <text:h text:style-name="Heading_20_3" text:outline-level="3"><text:span text:style-name="Strong_20_Emphasis">Simple Analogy</text:span></text:h>
      <text:p text:style-name="Text_20_body">A bundler works like a <text:span text:style-name="Strong_20_Emphasis">travel suitcase</text:span>. Instead of carrying many loose items, you pack everything into one organized bag.</text:p>
      <text:h text:style-name="Heading_20_3" text:outline-level="3"><text:span text:style-name="Strong_20_Emphasis">Popular Bundlers</text:span></text:h>
      <text:list xml:id="list710014883" text:style-name="L4">
        <text:list-item>
          <text:p text:style-name="P7">Webpack</text:p>
        </text:list-item>
        <text:list-item>
          <text:p text:style-name="P7">Vite</text:p>
        </text:list-item>
        <text:list-item>
          <text:p text:style-name="P7">Parcel</text:p>
        </text:list-item>
        <text:list-item>
          <text:p text:style-name="P7">Rollup</text:p>
        </text:list-item>
      </text:list>
      <text:p text:style-name="Horizontal_20_Line"/>
      <text:h text:style-name="Heading_20_1" text:outline-level="1"><text:span text:style-name="Strong_20_Emphasis">4. Why Do We Use Bundlers?</text:span></text:h>
      <text:p text:style-name="Text_20_body">Bundlers provide major benefits:</text:p>
      <text:p text:style-name="Text_20_body">✔ Reduce file size (minification)<text:line-break/>✔ Improve page loading speed<text:line-break/>✔ Combine multiple modules into one bundle<text:line-break/>✔ Enable browser compatibility<text:line-break/>✔ Handle JS, CSS, images, and assets together<text:line-break/>✔ Remove unused code (tree-shaking)<text:line-break/>✔ Create optimized production builds</text:p>
      <text:p text:style-name="Text_20_body">Bundlers are essential for real-world, professional web development.</text:p>
      <text:p text:style-name="Horizontal_20_Line"><text:soft-page-break/></text:p>
      <text:h text:style-name="Heading_20_1" text:outline-level="1"><text:span text:style-name="Strong_20_Emphasis">5. Example Bundler Research — Vite</text:span></text:h>
      <text:h text:style-name="Heading_20_2" text:outline-level="2"><text:span text:style-name="Strong_20_Emphasis">What is Vite?</text:span></text:h>
      <text:p text:style-name="Text_20_body">Vite is a modern frontend build tool that provides an extremely fast development server and efficient production bundling.</text:p>
      <text:h text:style-name="Heading_20_2" text:outline-level="2"><text:span text:style-name="Strong_20_Emphasis">Why Developers Use Vite</text:span></text:h>
      <text:list xml:id="list3190998200" text:style-name="L5">
        <text:list-item>
          <text:p text:style-name="P8">Very fast startup time</text:p>
        </text:list-item>
        <text:list-item>
          <text:p text:style-name="P8">Instant hot reloading</text:p>
        </text:list-item>
        <text:list-item>
          <text:p text:style-name="P8">Zero configuration required</text:p>
        </text:list-item>
        <text:list-item>
          <text:p text:style-name="P8">Uses native ES Modules</text:p>
        </text:list-item>
        <text:list-item>
          <text:p text:style-name="P8">Optimized builds for production</text:p>
        </text:list-item>
        <text:list-item>
          <text:p text:style-name="P8">Excellent for React, Vue, Svelte, and vanilla JS</text:p>
        </text:list-item>
      </text:list>
      <text:h text:style-name="Heading_20_2" text:outline-level="2"><text:span text:style-name="Strong_20_Emphasis">Example</text:span></text:h>
      <text:p text:style-name="Text_20_body"><text:span text:style-name="Strong_20_Emphasis">main.js</text:span></text:p>
      <text:p text:style-name="Preformatted_20_Text"><text:span text:style-name="Source_20_Text">import App from "./App.js";</text:span></text:p>
      <text:p text:style-name="Preformatted_20_Text"><text:span text:style-name="Source_20_Text">import "./style.css";</text:span></text:p>
      <text:p text:style-name="Preformatted_20_Text"/>
      <text:p text:style-name="P1"><text:span text:style-name="Source_20_Text">App();</text:span></text:p>
      <text:h text:style-name="Heading_20_3" text:outline-level="3"><text:span text:style-name="Strong_20_Emphasis">Explanation</text:span></text:h>
      <text:list xml:id="list1408836659" text:style-name="L6">
        <text:list-item>
          <text:p text:style-name="P9">Imports JavaScript modules</text:p>
        </text:list-item>
        <text:list-item>
          <text:p text:style-name="P9">Imports CSS as a module (Vite processes it automatically)</text:p>
        </text:list-item>
        <text:list-item>
          <text:p text:style-name="P9">Development mode → ESM, no bundling</text:p>
        </text:list-item>
        <text:list-item>
          <text:p text:style-name="P9">Production mode → fully optimized bundle</text:p>
        </text:list-item>
      </text:list>
      <text:p text:style-name="Horizontal_20_Line"/>
      <text:h text:style-name="Heading_20_1" text:outline-level="1"><text:span text:style-name="Strong_20_Emphasis">6. Summary</text:span></text:h>
      <text:list xml:id="list1885357410" text:style-name="L7">
        <text:list-item>
          <text:p text:style-name="P10"><text:span text:style-name="Strong_20_Emphasis">Browser Modules (ESM)</text:span> → Modern, clean module system for browsers.</text:p>
        </text:list-item>
        <text:list-item>
          <text:p text:style-name="P10"><text:span text:style-name="Strong_20_Emphasis">Node.js Modules</text:span> → CommonJS (old) + ESM (modern).</text:p>
        </text:list-item>
        <text:list-item>
          <text:p text:style-name="P10"><text:soft-page-break/><text:span text:style-name="Strong_20_Emphasis">Bundlers</text:span> → Combine all files into optimized bundles for browsers.</text:p>
        </text:list-item>
        <text:list-item>
          <text:p text:style-name="P10"><text:span text:style-name="Strong_20_Emphasis">Vite</text:span> → Fastest modern bundler and development tool.</text:p>
        </text:list-item>
      </text:list>
      <text:p text:style-name="Text_20_body">Modules + Bundlers = <text:span text:style-name="Strong_20_Emphasis">Professional-Grade Code Structure</text:span></text:p>
      <text:p text:style-name="Horizontal_20_Line"/>
      <text:p text:style-name="Text_20_body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02T16:32:44.711000000</meta:creation-date>
    <dc:date>2025-12-03T16:58:15.321000000</dc:date>
    <meta:editing-duration>PT46M32S</meta:editing-duration>
    <meta:editing-cycles>2</meta:editing-cycles>
    <meta:generator>Neat_Office/6.2.8.2$Windows_x86 LibreOffice_project/</meta:generator>
    <meta:document-statistic meta:table-count="0" meta:image-count="0" meta:object-count="0" meta:page-count="5" meta:paragraph-count="94" meta:word-count="502" meta:character-count="3200" meta:non-whitespace-character-count="2801"/>
  </office:meta>
</office:document-meta>
</file>